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italic" fo:font-weight="normal" officeooo:rsid="005802bf" officeooo:paragraph-rsid="004b996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60c47" officeooo:paragraph-rsid="00335e4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60c47" officeooo:paragraph-rsid="00335e4f" style:font-size-asian="12pt" style:font-size-complex="12pt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fo:font-weight="normal" officeooo:rsid="00626bb5" officeooo:paragraph-rsid="00626bb5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bb5" officeooo:paragraph-rsid="00636726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bb5" officeooo:paragraph-rsid="00626bb5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6bb5" officeooo:paragraph-rsid="00626bb5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36726" officeooo:paragraph-rsid="00636726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873" officeooo:paragraph-rsid="00628873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28873" officeooo:paragraph-rsid="006a2d9a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51d0d" officeooo:paragraph-rsid="00651d0d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d1264"/>
    </style:style>
    <style:style style:name="P14" style:family="paragraph" style:parent-style-name="Standard" style:list-style-name="L1">
      <style:paragraph-properties fo:text-align="start" style:justify-single-word="false"/>
      <style:text-properties fo:color="#c9211e" loext:opacity="100%" style:text-line-through-style="none" style:text-line-through-type="none" style:font-name="DejaVu Sans Condensed" fo:font-size="12pt" fo:font-weight="normal" officeooo:rsid="00626bb5" officeooo:paragraph-rsid="006a2d9a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626bb5"/>
    </style:style>
    <style:style style:name="P16" style:family="paragraph" style:parent-style-name="Standard" style:list-style-name="L3">
      <style:paragraph-properties fo:text-align="start" style:justify-single-word="false"/>
      <style:text-properties officeooo:paragraph-rsid="00626bb5"/>
    </style:style>
    <style:style style:name="P17" style:family="paragraph" style:parent-style-name="Standard" style:list-style-name="L4">
      <style:paragraph-properties fo:text-align="start" style:justify-single-word="false"/>
      <style:text-properties officeooo:paragraph-rsid="00626bb5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6d1264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6d1264" style:font-weight-asian="bold" style:font-weight-complex="bold"/>
    </style:style>
    <style:style style:name="T1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2de971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1095f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style:font-size-asian="12pt" style:font-size-complex="12pt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style:text-underline-style="none" fo:font-weight="normal" officeooo:rsid="0045eea0" style:font-weight-asian="normal" style:font-weight-complex="normal"/>
    </style:style>
    <style:style style:name="T11" style:family="text">
      <style:text-properties officeooo:rsid="00626bb5"/>
    </style:style>
    <style:style style:name="T12" style:family="text">
      <style:text-properties style:text-line-through-style="none" style:text-line-through-type="none" style:font-name="DejaVu Sans Condensed" fo:font-size="12pt" fo:font-weight="normal" officeooo:rsid="00626bb5" style:font-size-asian="12pt" style:font-weight-asian="normal" style:font-size-complex="12pt" style:font-weight-complex="normal"/>
    </style:style>
    <style:style style:name="T13" style:family="text">
      <style:text-properties style:text-line-through-style="none" style:text-line-through-type="none" style:font-name="DejaVu Sans Condensed" fo:font-size="12pt" fo:font-weight="normal" officeooo:rsid="00636726" style:font-size-asian="12pt" style:font-weight-asian="normal" style:font-size-complex="12pt" style:font-weight-complex="normal"/>
    </style:style>
    <style:style style:name="T14" style:family="text">
      <style:text-properties style:text-line-through-style="none" style:text-line-through-type="none" style:font-name="DejaVu Sans Condensed" fo:font-size="12pt" fo:font-weight="normal" officeooo:rsid="00628873" style:font-size-asian="12pt" style:font-weight-asian="normal" style:font-size-complex="12pt" style:font-weight-complex="normal"/>
    </style:style>
    <style:style style:name="T15" style:family="text">
      <style:text-properties style:text-line-through-style="none" style:text-line-through-type="none" style:font-name="DejaVu Sans Condensed" fo:font-size="12pt" fo:font-weight="normal" officeooo:rsid="0066e037" style:font-size-asian="12pt" style:font-weight-asian="normal" style:font-size-complex="12pt" style:font-weight-complex="normal"/>
    </style:style>
    <style:style style:name="T16" style:family="text">
      <style:text-properties style:text-line-through-style="none" style:text-line-through-type="none" style:font-name="DejaVu Sans Condensed" fo:font-size="12pt" fo:font-weight="normal" officeooo:rsid="006963d1" style:font-size-asian="12pt" style:font-weight-asian="normal" style:font-size-complex="12pt" style:font-weight-complex="normal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651d0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626bb5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66e03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6963d1" style:font-size-asian="12pt" style:font-weight-asian="bold" style:font-size-complex="12pt" style:font-weight-complex="bold"/>
    </style:style>
    <style:style style:name="T21" style:family="text">
      <style:text-properties officeooo:rsid="00636726"/>
    </style:style>
    <style:style style:name="T22" style:family="text">
      <style:text-properties officeooo:rsid="00651d0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636726" style:font-weight-asian="bold" style:font-weight-complex="bold"/>
    </style:style>
    <style:style style:name="T25" style:family="text">
      <style:text-properties fo:font-weight="bold" officeooo:rsid="0066e037" style:font-weight-asian="bold" style:font-weight-complex="bold"/>
    </style:style>
    <style:style style:name="T26" style:family="text">
      <style:text-properties fo:font-weight="bold" officeooo:rsid="00651d0d" style:font-weight-asian="bold" style:font-weight-complex="bold"/>
    </style:style>
    <style:style style:name="T27" style:family="text">
      <style:text-properties fo:font-weight="bold" officeooo:rsid="00626bb5" style:font-weight-asian="bold" style:font-weight-complex="bold"/>
    </style:style>
    <style:style style:name="T28" style:family="text">
      <style:text-properties officeooo:rsid="0066e037"/>
    </style:style>
    <style:style style:name="T29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8">1<text:span text:style-name="T29">xx</text:span> - Controls</text:p>
          </table:table-cell>
          <table:table-cell table:style-name="Table1.B1" office:value-type="string">
            <text:p text:style-name="P19">2xx - Ground</text:p>
          </table:table-cell>
          <table:table-cell table:style-name="Table1.A1" office:value-type="string">
            <text:p text:style-name="P19">3xx - Flight</text:p>
          </table:table-cell>
          <table:table-cell table:style-name="Table1.D1" office:value-type="string">
            <text:p text:style-name="P19">4xx - A2A</text:p>
          </table:table-cell>
          <table:table-cell table:style-name="Table1.D1" office:value-type="string">
            <text:p text:style-name="P19">5xx - A2G</text:p>
          </table:table-cell>
          <table:table-cell table:style-name="Table1.F1" office:value-type="string">
            <text:p text:style-name="P19">6xx - Misc</text:p>
          </table:table-cell>
        </table:table-row>
      </table:table>
      <text:p text:style-name="P13"><text:span text:style-name="T3">2</text:span><text:span text:style-name="T6">0</text:span><text:span text:style-name="T3">1</text:span><text:span text:style-name="T4"> - </text:span><text:span text:style-name="T7">Ground - </text:span><text:span text:style-name="T5">Cold Start</text:span></text:p>
      <text:p text:style-name="P1"/>
      <text:p text:style-name="P2">Cold Start Checklist<text:span text:style-name="T11"> -- WIP</text:span></text:p>
      <text:list xml:id="list4279772787" text:style-name="L1">
        <text:list-item>
          <text:p text:style-name="P5"><text:span text:style-name="T2">C</text:span><text:span text:style-name="T1">anopy</text:span><text:span text:style-name="T8"> ... </text:span><text:span text:style-name="T1">Close and lock</text:span></text:p>
        </text:list-item>
        <text:list-item>
          <text:p text:style-name="P14"><text:span text:style-name="T23">Flight control lock</text:span> ... <text:span text:style-name="T23">Remove</text:span> and test for free stick movement (<text:span text:style-name="T22">click on </text:span>latch in front of stick base)</text:p>
        </text:list-item>
        <text:list-item>
          <text:p text:style-name="P15"><text:span text:style-name="T17">BATT</text:span><text:span text:style-name="T12"> switch ... </text:span><text:span text:style-name="T18">ON</text:span><text:span text:style-name="T12"> (right console forward vertical panel)</text:span></text:p>
        </text:list-item>
        <text:list-item>
          <text:p text:style-name="P6"><text:span text:style-name="T24">Radios</text:span><text:span text:style-name="T21"> ... </text:span><text:span text:style-name="T24">On</text:span><text:span text:style-name="T21"> (left console middle, behind throttle):</text:span></text:p>
          <text:list>
            <text:list-item>
              <text:p text:style-name="P9"><text:span text:style-name="T23">Front radio</text:span> function knob ... <text:span text:style-name="T23">MAIN</text:span> or <text:span text:style-name="T23">BOTH</text:span></text:p>
            </text:list-item>
            <text:list-item>
              <text:p text:style-name="P9"><text:span text:style-name="T23">Rear radio</text:span> funciton knob ... <text:span text:style-name="T23">T/R</text:span> or <text:span text:style-name="T23">T/R+G</text:span></text:p>
            </text:list-item>
          </text:list>
        </text:list-item>
        <text:list-item>
          <text:p text:style-name="P7"><text:span text:style-name="T23">Start engine</text:span>:</text:p>
          <text:list>
            <text:list-item>
              <text:p text:style-name="P9">Ensure throttle is <text:span text:style-name="T23">OFF</text:span> (all the way back) (<text:span text:style-name="T23">Shift-Bottom Thumb Button</text:span>)</text:p>
            </text:list-item>
            <text:list-item>
              <text:p text:style-name="P15"><text:span text:style-name="T12">Engine </text:span><text:span text:style-name="T19">MASTER</text:span><text:span text:style-name="T12"> switch ... </text:span><text:span text:style-name="T18">ON</text:span><text:span text:style-name="T12"> (left console forward</text:span><text:span text:style-name="T13"> inboard</text:span><text:span text:style-name="T12">)</text:span></text:p>
            </text:list-item>
            <text:list-item>
              <text:p text:style-name="P7"><text:span text:style-name="T23">JPT l</text:span><text:span text:style-name="T25">LMTR</text:span> switch ... <text:span text:style-name="T23">ON</text:span> (left console forward)</text:p>
            </text:list-item>
            <text:list-item>
              <text:p text:style-name="P15"><text:span text:style-name="T12">Engine </text:span><text:span text:style-name="T19">STARTER</text:span><text:span text:style-name="T15"> button</text:span><text:span text:style-name="T12"> ... </text:span><text:span text:style-name="T20">Press and hold for 2 seconds</text:span><text:span text:style-name="T12"> (left console forward)</text:span></text:p>
            </text:list-item>
            <text:list-item>
              <text:p text:style-name="P15"><text:span text:style-name="T12">When </text:span><text:span text:style-name="T18">RPM</text:span><text:span text:style-name="T19"> is</text:span><text:span text:style-name="T18"> 10% or more</text:span><text:span text:style-name="T12">: </text:span><text:span text:style-name="T18">Throttle</text:span><text:span text:style-name="T12"> ... </text:span><text:span text:style-name="T18">IDLE</text:span><text:span text:style-name="T13"> (bump throttle forward)</text:span></text:p>
            </text:list-item>
            <text:list-item>
              <text:p text:style-name="P7">Proceed with remaining items below; engine should eventually stabilize at about <text:span text:style-name="T23">42%</text:span>.</text:p>
            </text:list-item>
          </text:list>
        </text:list-item>
        <text:list-item>
          <text:p text:style-name="P7"><text:span text:style-name="T23">GEN 1</text:span> and <text:span text:style-name="T23">GEN 2</text:span> switches ... <text:span text:style-name="T23">ON</text:span> (right console forward vertical panel)</text:p>
        </text:list-item>
        <text:list-item>
          <text:p text:style-name="P15"><text:span text:style-name="T19">IN </text:span><text:span text:style-name="T18">GPS</text:span><text:span text:style-name="T12"> power switch ... </text:span><text:span text:style-name="T18">ON</text:span><text:span text:style-name="T12"> (right console forward outboard)</text:span></text:p>
        </text:list-item>
        <text:list-item>
          <text:p text:style-name="P7">When AHRS/GPS is READY, begin alignment...</text:p>
        </text:list-item>
      </text:list>
      <text:list text:style-name="L2">
        <text:list-item>
          <text:list>
            <text:list-item>
              <text:p text:style-name="P8">TODO</text:p>
            </text:list-item>
          </text:list>
        </text:list-item>
      </text:list>
      <text:list xml:id="list161729101875833" text:continue-list="list4279772787" text:style-name="L1">
        <text:list-item>
          <text:p text:style-name="P15"><text:span text:style-name="T19">ANTI-SKID</text:span><text:span text:style-name="T12"> switch ... </text:span><text:span text:style-name="T18">ON</text:span><text:span text:style-name="T13"> (left console middle inboard, next to throttle)</text:span></text:p>
        </text:list-item>
      </text:list>
      <text:list text:style-name="L3">
        <text:list-item>
          <text:list>
            <text:list-item>
              <text:p text:style-name="P16"><text:span text:style-name="T12">Begins self test; </text:span><text:span text:style-name="T18">A/SKID</text:span><text:span text:style-name="T12"> warning light next to gunsight base should go out in 6-10 secs</text:span><text:span text:style-name="T13">; Master Caution light should go out with it.</text:span></text:p>
            </text:list-item>
          </text:list>
        </text:list-item>
      </text:list>
      <text:list xml:id="list161728557754597" text:continue-list="list161729101875833" text:style-name="L1">
        <text:list-item>
          <text:p text:style-name="P7"><text:span text:style-name="T23">Flaps</text:span> ... <text:span text:style-name="T23">UP</text:span>, then <text:span text:style-name="T23">T/O</text:span><text:span text:style-name="T28"> (middle position)</text:span></text:p>
        </text:list-item>
        <text:list-item>
          <text:p text:style-name="P15"><text:span text:style-name="T19">Airbrake</text:span><text:span text:style-name="T12"> ... </text:span><text:span text:style-name="T18">Retract</text:span><text:span text:style-name="T13"> (starts extended) (indicator on far left instrument panel, below clock)</text:span></text:p>
        </text:list-item>
        <text:list-item>
          <text:p text:style-name="P15"><text:span text:style-name="T12">IFF </text:span><text:span text:style-name="T19">MASTER</text:span><text:span text:style-name="T12"> switch ... </text:span><text:span text:style-name="T18">STBY</text:span><text:span text:style-name="T20">, then NORM</text:span></text:p>
        </text:list-item>
      </text:list>
      <text:list text:style-name="L4">
        <text:list-item>
          <text:list>
            <text:list-item>
              <text:p text:style-name="P17"><text:span text:style-name="T16">IFF system should need to warm up in STBY mode first, but currently you can just turn it immediately to NORM after STBY.</text:span><text:span text:style-name="T14"> <text:s/>Not sure how long the warmup </text:span><text:span text:style-name="T16">should take. <text:s/>IFF caution light will illuminate when in STBY mode.</text:span></text:p>
            </text:list-item>
          </text:list>
        </text:list-item>
      </text:list>
      <text:list xml:id="list161728103214041" text:continue-list="list161728557754597" text:style-name="L1">
        <text:list-item>
          <text:p text:style-name="P15"><text:span text:style-name="T18">Oxygen supply</text:span><text:span text:style-name="T12"> switch ... </text:span><text:span text:style-name="T18">ON</text:span><text:span text:style-name="T12"> (green switch on left side of seat base)</text:span></text:p>
        </text:list-item>
        <text:list-item>
          <text:p text:style-name="P7"><text:span text:style-name="T23">Ejection seat safety pin</text:span> ... <text:span text:style-name="T23">Remove</text:span> (front of seat base)</text:p>
        </text:list-item>
        <text:list-item>
          <text:p text:style-name="P10">AHRS/GPS ... Load flight plan:</text:p>
          <text:list>
            <text:list-item>
              <text:p text:style-name="P10">TODO</text:p>
            </text:list-item>
          </text:list>
        </text:list-item>
        <text:list-item>
          <text:p text:style-name="P11"><text:span text:style-name="T11">If underwing pylon tanks equipped: </text:span><text:span text:style-name="T25">FUEL TRANSFER</text:span><text:span text:style-name="T11"> switch ... </text:span><text:span text:style-name="T27">PYL</text:span><text:span text:style-name="T11">, otherwise leave set to </text:span><text:span text:style-name="T27">TIP</text:span><text:span text:style-name="T11"> (left console middle inboard of throttle)</text:span></text:p>
        </text:list-item>
        <text:list-item>
          <text:p text:style-name="P10"><text:span text:style-name="T23">Parking brake</text:span> ... <text:span text:style-name="T23">OF</text:span><text:span text:style-name="T26">F</text:span><text:span text:style-name="T22"> (left console front vertical panel, black and white striped handle above gear lever):</text:span></text:p>
          <text:list>
            <text:list-item>
              <text:p text:style-name="P12"><text:span text:style-name="T23">Click</text:span> on <text:span text:style-name="T23">handle</text:span> to turn it <text:span text:style-name="T23">45 degrees</text:span>.</text:p>
            </text:list-item>
            <text:list-item>
              <text:p text:style-name="P12"><text:span text:style-name="T23">Click and drag</text:span> on <text:span text:style-name="T23">shaft</text:span> to <text:span text:style-name="T23">push it forward</text:span>, disengaging brake</text:p>
            </text:list-item>
          </text:list>
        </text:list-item>
        <text:list-item>
          <text:p text:style-name="P10"><text:span text:style-name="T23">Nosewheel steering</text:span> ... <text:span text:style-name="T23">ON</text:span><text:span text:style-name="T28"> (</text:span><text:span text:style-name="T25">Flip-down Trigger</text:span><text:span text:style-name="T28">)</text:span></text:p>
        </text:list-item>
      </text:list>
      <text:p text:style-name="P3"/>
      <text:p text:style-name="P4"><text:span text:style-name="T9">Proceed with rest of preflight checklist </text:span><text:span text:style-name="T10">on next page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6:17:27.408000000</dc:date>
    <meta:editing-duration>PT18H53M50S</meta:editing-duration>
    <meta:editing-cycles>76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41" meta:word-count="418" meta:character-count="2282" meta:non-whitespace-character-count="1935"/>
  </office:meta>
</office:document-meta>
</file>